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800000203738D69E698157686.png" manifest:media-type="image/png"/>
  <manifest:file-entry manifest:full-path="Pictures/100000000000019400000080B8D225C44791D646.png" manifest:media-type="image/png"/>
  <manifest:file-entry manifest:full-path="Pictures/100002010000002000000020C54D19D991297694.png" manifest:media-type="image/png"/>
  <manifest:file-entry manifest:full-path="Pictures/10000201000000820000004F049F3EFAE9EA5589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3715a" draw:textarea-horizontal-align="justify" draw:textarea-vertical-align="middle" draw:auto-grow-height="false" fo:min-height="1.728cm" fo:min-width="6.43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4.401cm" fo:min-width="7.0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1.89cm" fo:min-width="7.0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1.39cm" fo:min-width="7.02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0.855cm" fo:min-width="7.0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039cm" fo:min-width="6.547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4.367cm" fo:min-width="6.98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1.856cm" fo:min-width="6.98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1.356cm" fo:min-width="6.98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0.821cm" fo:min-width="6.98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005cm" fo:min-width="6.513cm" fo:padding-top="0.142cm" fo:padding-bottom="0.142cm" fo:padding-left="0.267cm" fo:padding-right="0.267cm"/>
    </style:style>
    <style:style style:name="gr14" style:family="graphic" style:parent-style-name="standard">
      <style:graphic-properties svg:stroke-color="#000000" draw:fill="solid" draw:fill-color="#fffbcc" draw:textarea-horizontal-align="justify" draw:textarea-vertical-align="middle" draw:auto-grow-height="false" fo:min-height="2.638cm" fo:min-width="2.042cm"/>
    </style:style>
    <style:style style:name="gr15" style:family="graphic" style:parent-style-name="standard">
      <style:graphic-properties draw:stroke="none" draw:fill-color="#7477b8" draw:textarea-horizontal-align="justify" draw:textarea-vertical-align="middle" draw:auto-grow-height="false" fo:min-height="0.445cm" fo:min-width="6.437cm"/>
    </style:style>
    <style:style style:name="gr16" style:family="graphic" style:parent-style-name="standard">
      <style:graphic-properties svg:stroke-color="#000000" draw:fill="solid" draw:fill-color="#fffbcc" draw:textarea-horizontal-align="justify" draw:textarea-vertical-align="middle" draw:auto-grow-height="false" fo:min-height="0.867cm" fo:min-width="0.733cm"/>
    </style:style>
    <style:style style:name="gr17" style:family="graphic" style:parent-style-name="objectwithoutfill">
      <style:graphic-properties draw:stroke="dash" draw:stroke-dash="Ultrafine_20_2_20_Dots_20_3_20_Dashes" svg:stroke-width="0.081cm" draw:marker-start-width="0.321cm" draw:marker-end-width="0.321cm" draw:fill="none" draw:textarea-vertical-align="middle" fo:padding-top="0.065cm" fo:padding-bottom="0.065cm" fo:padding-left="0.19cm" fo:padding-right="0.19cm"/>
    </style:style>
    <style:style style:name="gr18" style:family="graphic" style:parent-style-name="objectwithoutfill">
      <style:graphic-properties draw:stroke="dash" draw:stroke-dash="Ultrafine_20_2_20_Dots_20_3_20_Dashes" svg:stroke-width="0.212cm" draw:marker-start-width="0.517cm" draw:marker-end-width="0.517cm" draw:fill="none" draw:textarea-vertical-align="middle" fo:padding-top="0.13cm" fo:padding-bottom="0.13cm" fo:padding-left="0.255cm" fo:padding-right="0.25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665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6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22" style:family="graphic" style:parent-style-name="standard">
      <style:graphic-properties draw:stroke="none" draw:fill-color="#f3715a" draw:textarea-horizontal-align="justify" draw:textarea-vertical-align="middle" draw:auto-grow-height="false" fo:min-height="1.728cm" fo:min-width="6.437cm"/>
    </style:style>
    <style:style style:name="gr23" style:family="graphic" style:parent-style-name="standard">
      <style:graphic-properties draw:stroke="none" draw:fill-color="#7477b8" draw:textarea-horizontal-align="justify" draw:textarea-vertical-align="middle" draw:auto-grow-height="false" fo:min-height="0.445cm" fo:min-width="6.43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3715a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bcc"/>
      <style:paragraph-properties fo:text-align="center"/>
    </style:style>
    <style:style style:name="P8" style:family="paragraph">
      <loext:graphic-properties draw:fill-color="#7477b8"/>
      <style:paragraph-properties fo:text-align="center"/>
    </style:style>
    <style:style style:name="P9" style:family="paragraph">
      <loext:graphic-properties draw:fill="solid" draw:fill-color="#fffbcc"/>
      <style:paragraph-properties fo:text-align="center"/>
      <style:text-properties fo:font-size="8pt" style:font-size-asian="7pt" style:font-size-complex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7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Laboratório 1 – RPC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Ruan Gabriel</text:span></text:p>
            <text:p><text:span text:style-name="T1">Ruben Belem</text:span></text:p>
            <text:p><text:span text:style-name="T1">Timoteo Fonseca</text:span></text:p>
          </draw:text-box>
        </draw:frame>
        <draw:frame draw:style-name="gr1" draw:text-style-name="P2" draw:layer="layout" svg:width="6.727cm" svg:height="4.087cm" svg:x="20.318cm" svg:y="1.156cm">
          <draw:image xlink:href="Pictures/10000201000000820000004F049F3EFAE9EA5589.png" xlink:type="simple" xlink:show="embed" xlink:actuate="onLoad">
            <text:p/>
          </draw:image>
        </draw:frame>
        <draw:frame draw:style-name="gr1" draw:text-style-name="P2" draw:layer="layout" svg:width="1.959cm" svg:height="1.959cm" svg:x="24.551cm" svg:y="9.791cm">
          <draw:image xlink:href="Pictures/100002010000002000000020C54D19D9912976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8.661cm" svg:height="3.956cm" svg:x="9.776cm" svg:y="7.90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4" draw:layer="layout" svg:width="26cm" svg:height="2.5cm" svg:x="1cm" svg:y="1cm" presentation:class="title" presentation:user-transformed="true">
          <draw:text-box>
            <text:p>Arquitetura</text:p>
          </draw:text-box>
        </draw:frame>
        <draw:custom-shape draw:style-name="gr4" draw:text-style-name="P5" draw:layer="layout" svg:width="7.52cm" svg:height="4.651cm" svg:x="1.726cm" svg:y="8.5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52cm" svg:height="2.14cm" svg:x="1.726cm" svg:y="13.1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52cm" svg:height="2.14cm" svg:x="1.726cm" svg:y="13.5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52cm" svg:height="2.14cm" svg:x="1.726cm" svg:y="13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52cm" svg:height="2.14cm" svg:x="1.726cm" svg:y="14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52cm" svg:height="1.64cm" svg:x="1.726cm" svg:y="14.9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52cm" svg:height="1.105cm" svg:x="1.726cm" svg:y="15.4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.047cm" svg:height="4.289cm" svg:x="1.977cm" svg:y="8.663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2cm" svg:height="4.651cm" svg:x="18.826cm" svg:y="8.5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52cm" svg:height="2.14cm" svg:x="18.826cm" svg:y="13.1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52cm" svg:height="2.14cm" svg:x="18.826cm" svg:y="13.5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52cm" svg:height="2.14cm" svg:x="18.826cm" svg:y="13.9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52cm" svg:height="2.14cm" svg:x="18.826cm" svg:y="14.4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52cm" svg:height="1.64cm" svg:x="18.826cm" svg:y="14.9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52cm" svg:height="1.105cm" svg:x="18.826cm" svg:y="15.4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7.047cm" svg:height="4.289cm" svg:x="19.077cm" svg:y="8.663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541cm" svg:height="3.593cm" svg:x="13.027cm" svg:y="8.209cm">
          <text:p text:style-name="P2">___<text:line-break/>_____</text:p>
          <text:p text:style-name="P2">__ <text:s text:c="2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8" draw:layer="layout" svg:width="8.661cm" svg:height="1.389cm" svg:x="9.776cm" svg:y="14.47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8" draw:layer="layout" svg:width="8.661cm" svg:height="1.389cm" svg:x="9.776cm" svg:y="12.97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8" draw:layer="layout" svg:width="8.661cm" svg:height="1.389cm" svg:x="9.776cm" svg:y="15.97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9" draw:layer="layout" svg:width="1.232cm" svg:height="1.39cm" svg:x="12.914cm" svg:y="14.429cm">
          <text:p text:style-name="P2"><text:span text:style-name="T2">10100</text:span></text:p>
          <text:p text:style-name="P2"><text:span text:style-name="T2">100010</text:span><text:span text:style-name="T2"><text:line-break/></text:span><text:span text:style-name="T2">01001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9" draw:layer="layout" svg:width="1.232cm" svg:height="1.39cm" svg:x="14.315cm" svg:y="15.93cm">
          <text:p text:style-name="P2"><text:span text:style-name="T2">10100</text:span></text:p>
          <text:p text:style-name="P2"><text:span text:style-name="T2">100010</text:span><text:span text:style-name="T2"><text:line-break/></text:span><text:span text:style-name="T2">0100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9" draw:layer="layout" svg:width="1.232cm" svg:height="1.39cm" svg:x="14.516cm" svg:y="12.931cm">
          <text:p text:style-name="P2"><text:span text:style-name="T2">10100</text:span></text:p>
          <text:p text:style-name="P2"><text:span text:style-name="T2">100010</text:span><text:span text:style-name="T2"><text:line-break/></text:span><text:span text:style-name="T2">0100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7" draw:text-style-name="P10" draw:layer="layout" svg:x1="12.914cm" svg:y1="15.178cm" svg:x2="11.614cm" svg:y2="15.178cm">
          <text:p/>
        </draw:line>
        <draw:line draw:style-name="gr17" draw:text-style-name="P10" draw:layer="layout" svg:x1="12.914cm" svg:y1="14.578cm" svg:x2="10.895cm" svg:y2="14.59cm">
          <text:p/>
        </draw:line>
        <draw:line draw:style-name="gr17" draw:text-style-name="P10" draw:layer="layout" svg:x1="17.779cm" svg:y1="13.169cm" svg:x2="15.76cm" svg:y2="13.181cm">
          <text:p/>
        </draw:line>
        <draw:line draw:style-name="gr17" draw:text-style-name="P10" draw:layer="layout" svg:x1="16.981cm" svg:y1="13.469cm" svg:x2="15.761cm" svg:y2="13.481cm">
          <text:p/>
        </draw:line>
        <draw:line draw:style-name="gr17" draw:text-style-name="P10" draw:layer="layout" svg:x1="16.781cm" svg:y1="16.469cm" svg:x2="15.561cm" svg:y2="16.481cm">
          <text:p/>
        </draw:line>
        <draw:line draw:style-name="gr17" draw:text-style-name="P10" draw:layer="layout" svg:x1="17.208cm" svg:y1="16.791cm" svg:x2="15.561cm" svg:y2="16.781cm">
          <text:p/>
        </draw:line>
        <draw:line draw:style-name="gr18" draw:text-style-name="P10" draw:layer="layout" svg:x1="13.017cm" svg:y1="9.269cm" svg:x2="11.405cm" svg:y2="9.289cm">
          <text:p/>
        </draw:line>
        <draw:line draw:style-name="gr18" draw:text-style-name="P10" draw:layer="layout" svg:x1="13.017cm" svg:y1="9.869cm" svg:x2="10.763cm" svg:y2="9.894cm">
          <text:p/>
        </draw:line>
        <draw:frame draw:style-name="gr19" draw:text-style-name="P10" draw:layer="layout" svg:width="7.022cm" svg:height="4.265cm" svg:x="19.101cm" svg:y="8.687cm">
          <draw:image xlink:href="Pictures/100000000000019400000080B8D225C44791D646.png" xlink:type="simple" xlink:show="embed" xlink:actuate="onLoad">
            <text:p/>
          </draw:image>
        </draw:frame>
        <draw:frame draw:style-name="gr20" draw:text-style-name="P10" draw:layer="layout" svg:width="6.998cm" svg:height="3.58cm" svg:x="2.025cm" svg:y="8.987cm">
          <draw:image xlink:href="Pictures/10000201000004E800000203738D69E698157686.png" xlink:type="simple" xlink:show="embed" xlink:actuate="onLoad">
            <text:p/>
          </draw:image>
        </draw:frame>
        <draw:frame draw:style-name="gr21" draw:text-style-name="P11" draw:layer="layout" svg:width="7.408cm" svg:height="1.052cm" svg:x="1.732cm" svg:y="6.855cm">
          <draw:text-box>
            <text:p text:style-name="P2">Client</text:p>
          </draw:text-box>
        </draw:frame>
        <draw:frame draw:style-name="gr21" draw:text-style-name="P11" draw:layer="layout" svg:width="7.408cm" svg:height="1.052cm" svg:x="18.932cm" svg:y="6.855cm">
          <draw:text-box>
            <text:p text:style-name="P2">Server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custom-shape draw:style-name="gr22" draw:text-style-name="P4" draw:layer="layout" svg:width="8.661cm" svg:height="3.956cm" svg:x="9.776cm" svg:y="7.909cm">
          <text:p text:style-name="P2">Controles</text:p>
          <text:p text:style-name="P2">Mensagens de Estado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4" draw:layer="layout" svg:width="26cm" svg:height="2.5cm" svg:x="1cm" svg:y="1cm" presentation:class="title" presentation:user-transformed="true">
          <draw:text-box>
            <text:p>Arquitetura</text:p>
          </draw:text-box>
        </draw:frame>
        <draw:custom-shape draw:style-name="gr9" draw:text-style-name="P5" draw:layer="layout" svg:width="7.52cm" svg:height="4.651cm" svg:x="1.726cm" svg:y="8.5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52cm" svg:height="2.14cm" svg:x="1.726cm" svg:y="13.1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52cm" svg:height="2.14cm" svg:x="1.726cm" svg:y="13.5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52cm" svg:height="2.14cm" svg:x="1.726cm" svg:y="13.9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52cm" svg:height="2.14cm" svg:x="1.726cm" svg:y="14.4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52cm" svg:height="1.64cm" svg:x="1.726cm" svg:y="14.9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52cm" svg:height="1.105cm" svg:x="1.726cm" svg:y="15.4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7.047cm" svg:height="4.289cm" svg:x="1.977cm" svg:y="8.663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2cm" svg:height="4.651cm" svg:x="18.826cm" svg:y="8.5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52cm" svg:height="2.14cm" svg:x="18.826cm" svg:y="13.1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52cm" svg:height="2.14cm" svg:x="18.826cm" svg:y="13.5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52cm" svg:height="2.14cm" svg:x="18.826cm" svg:y="13.9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52cm" svg:height="2.14cm" svg:x="18.826cm" svg:y="14.4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52cm" svg:height="1.64cm" svg:x="18.826cm" svg:y="14.9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52cm" svg:height="1.105cm" svg:x="18.826cm" svg:y="15.4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7.047cm" svg:height="4.289cm" svg:x="19.077cm" svg:y="8.663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661cm" svg:height="1.389cm" svg:x="9.776cm" svg:y="14.477cm">
          <text:p text:style-name="P2">d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8" draw:layer="layout" svg:width="8.661cm" svg:height="1.389cm" svg:x="9.776cm" svg:y="12.977cm">
          <text:p text:style-name="P2">Transferência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8" draw:layer="layout" svg:width="8.661cm" svg:height="1.389cm" svg:x="9.776cm" svg:y="15.977cm">
          <text:p text:style-name="P2">arquivo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10" draw:layer="layout" svg:width="7.022cm" svg:height="4.265cm" svg:x="19.101cm" svg:y="8.687cm">
          <draw:image xlink:href="Pictures/100000000000019400000080B8D225C44791D646.png" xlink:type="simple" xlink:show="embed" xlink:actuate="onLoad">
            <text:p/>
          </draw:image>
        </draw:frame>
        <draw:frame draw:style-name="gr20" draw:text-style-name="P10" draw:layer="layout" svg:width="6.998cm" svg:height="3.58cm" svg:x="2.025cm" svg:y="8.987cm">
          <draw:image xlink:href="Pictures/10000201000004E800000203738D69E698157686.png" xlink:type="simple" xlink:show="embed" xlink:actuate="onLoad">
            <text:p/>
          </draw:image>
        </draw:frame>
        <draw:frame draw:style-name="gr21" draw:text-style-name="P11" draw:layer="layout" svg:width="7.408cm" svg:height="1.052cm" svg:x="1.732cm" svg:y="6.855cm">
          <draw:text-box>
            <text:p text:style-name="P2">Client</text:p>
          </draw:text-box>
        </draw:frame>
        <draw:frame draw:style-name="gr21" draw:text-style-name="P11" draw:layer="layout" svg:width="7.408cm" svg:height="1.052cm" svg:x="18.932cm" svg:y="6.855cm">
          <draw:text-box>
            <text:p text:style-name="P2">Server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21:00:20.716777828</meta:creation-date>
    <meta:editing-duration>PT22M45S</meta:editing-duration>
    <meta:editing-cycles>35</meta:editing-cycles>
    <meta:generator>LibreOffice/5.4.2.2$Linux_X86_64 LibreOffice_project/22b09f6418e8c2d508a9eaf86b2399209b0990f4</meta:generator>
    <dc:date>2018-04-16T21:45:52.710507358</dc:date>
    <meta:document-statistic meta:object-count="10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